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DrivenJmsBeanDefinitionParser.registerInfrastructureBean( ParserContext parserContext , BeanDefinitionBuilder builder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rivenJmsBeanDefinitionParser.registerDefaultEndpointRegistry( @ Nullable Object source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rivenJmsBeanDefinitionParser.parse( Element element , ParserContext parser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